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=== DO-1: Master Backlog -&gt; notes/master_backlog.md + PR ===</text:p>
      <text:p text:style-name="Standard">Set-Location "$HOME\Documents\GitHub\CoCivium"</text:p>
      <text:p text:style-name="Standard">$ts = Get-Date -Format yyyyMMdd_HHmm</text:p>
      <text:p text:style-name="Standard">$branch = "ops/master-backlog-$ts"</text:p>
      <text:p text:style-name="Standard">git switch -c $branch | Out-Null</text:p>
      <text:p text:style-name="Standard"/>
      <text:p text:style-name="Standard">$todayISO = Get-Date -Format yyyy-MM-dd</text:p>
      <text:p text:style-name="Standard">New-Item -ItemType Directory -Force notes | Out-Null</text:p>
      <text:p text:style-name="Standard"/>
      <text:p text:style-name="Standard">$md = @'</text:p>
      <text:p text:style-name="Standard"># CoCivium — Master Backlog &amp; Operating Plan</text:p>
      <text:p text:style-name="Standard">_Date: {DATEISO} • Owner: @rickballard • Source of truth for work planning_</text:p>
      <text:p text:style-name="Standard"/>
      <text:p text:style-name="Standard">This backlog replaces scattered TODOs/notes as we converge. New work should be added here (and linked to issues/PRs).</text:p>
      <text:p text:style-name="Standard"/>
      <text:p text:style-name="Standard">---</text:p>
      <text:p text:style-name="Standard"/>
      <text:p text:style-name="Standard">## 0) How to use this file</text:p>
      <text:p text:style-name="Standard">- Treat this as the **single backlog**. When we pull tasks from older TODOs, **delete or link back** here.</text:p>
      <text:p text:style-name="Standard">- Every line item should become a **GitHub issue** (labels: `content`, `refactor`, `funding`, `product`, `domain`, `wiki`, `ci`, `ops`).</text:p>
      <text:p text:style-name="Standard">- **Cadence:** weekly review → update priorities → close won’t-do items quickly.</text:p>
      <text:p text:style-name="Standard"/>
      <text:p text:style-name="Standard">---</text:p>
      <text:p text:style-name="Standard"/>
      <text:p text:style-name="Standard">## P0 — Now (next 7–14 days)</text:p>
      <text:p text:style-name="Standard">- [ ] **Merge PRs**: #69 (Consenti c2 uplift), #67 (structure &amp; hygiene) after a quick read-through on mobile/desktop.</text:p>
      <text:p text:style-name="Standard">- [ ] **Enable GitHub Wiki** and publish: Home, Getting Started, Decision Flow, Roles, Domains (index), FAQ, Links.</text:p>
      <text:p text:style-name="Standard">- [ ] **Vision page polish** (`docs/vision/CoCivium_Vision.md`): add 1-page overview (“Why now / How it works / What’s different”) + embed a simple flow diagram.</text:p>
      <text:p text:style-name="Standard">- [ ] **Consenti landing polish** (`scroll/Cognocarta_Consenti.md`): add mermaid decision diagram + “Adopt this charter” snippet.</text:p>
      <text:p text:style-name="Standard">- [ ] **Create `docs/sources/`** with `annotated-bibliography.md` (seed 10 credible references) and `comparable-initiatives.md`.</text:p>
      <text:p text:style-name="Standard">- [ ] **Domains: draft first 3 briefs** (`domains/finance.md`, `domains/identity_privacy.md`, `domains/public_records.md`) with “practices / risks / experiments / measures”.</text:p>
      <text:p text:style-name="Standard">- [ ] **Open Collective setup** (see `docs/funding/OPEN_COLLECTIVE.md`): choose fiscal <text:soft-page-break/>host, create **cocivium**, test $1 donation. <text:s/></text:p>
      <text:p text:style-name="Standard"><text:s text:c="6"/>_When live_: switch `.github/FUNDING.yml` → `open_collective: cocivium`, remove temporary DogsnHomes callouts/badge.</text:p>
      <text:p text:style-name="Standard">- [ ] **Monthly transparency note scaffold**: create `notes/finances/2025-08.md` (inflow / outflow / cash on hand).</text:p>
      <text:p text:style-name="Standard">- [ ] **Stub hygiene**: run `scripts/stubscan.ps1` → bring any canonical doc &lt; 500 bytes to minimum content (≥4 concrete ideas or 150–300 words).</text:p>
      <text:p text:style-name="Standard">- [ ] **README mobile pass**: ensure CTA image + Consenti blurb read well on small screens; add one-sentence value prop.</text:p>
      <text:p text:style-name="Standard"/>
      <text:p text:style-name="Standard">---</text:p>
      <text:p text:style-name="Standard"/>
      <text:p text:style-name="Standard">## P1 — Next (this month)</text:p>
      <text:p text:style-name="Standard"/>
      <text:p text:style-name="Standard">### Narrative &amp; UX</text:p>
      <text:p text:style-name="Standard">- [ ] Add a clean **OG image** and small section icons (consistent, subtle).</text:p>
      <text:p text:style-name="Standard">- [ ] **Slides/one-pager** in `docs/` for Vision + Consenti highlights (exportable to PDF).</text:p>
      <text:p text:style-name="Standard"/>
      <text:p text:style-name="Standard">### Domains (more briefs)</text:p>
      <text:p text:style-name="Standard">- [ ] Social safety, health, taxation &amp; redistribution, wealth inequality, education/credentials, civic tech.</text:p>
      <text:p text:style-name="Standard">- [ ] For each brief: context → harms/risks → practices worth copying → experiments → citations.</text:p>
      <text:p text:style-name="Standard"/>
      <text:p text:style-name="Standard">### Products (revenue-adjacent pilots)</text:p>
      <text:p text:style-name="Standard">- [ ] **Decision Log** (plain-file → static viewer) MVP — proposals, objections, decisions, obligations, review dates.</text:p>
      <text:p text:style-name="Standard">- [ ] **Consent Clinic** (advisory pilot): fixed-fee, 3-hour “governance tune-up”; checklist + template deliverable.</text:p>
      <text:p text:style-name="Standard">- [ ] **Templates Pack**: reusable markdown templates (proposal, decision record, role charter, review meeting).</text:p>
      <text:p text:style-name="Standard">- [ ] **Workshops** (2–3 hrs): “Consent before coercion” for teams; recording + slides.</text:p>
      <text:p text:style-name="Standard">- [ ] **Annual field report** (pay-what-you-want PDF): “What worked in consentful governance this year”.</text:p>
      <text:p text:style-name="Standard"/>
      <text:p text:style-name="Standard">### Funding &amp; Ops</text:p>
      <text:p text:style-name="Standard">- [ ] Publish **Funding &amp; Gifts** policy from README; set up OC tiers (supporter, steward sponsor, project grant).</text:p>
      <text:p text:style-name="Standard">- [ ] Start monthly finance notes and reconcile to OC ledger.</text:p>
      <text:p text:style-name="Standard"/>
      <text:p text:style-name="Standard">### CI &amp; Quality</text:p>
      <text:p text:style-name="Standard"><text:soft-page-break/>- [ ] Add **markdownlint** Action (house style).</text:p>
      <text:p text:style-name="Standard">- [ ] Add **spell-check** with custom lexicon.</text:p>
      <text:p text:style-name="Standard">- [ ] Tune **Lychee** timeouts/accept list if it reports noisy false positives.</text:p>
      <text:p text:style-name="Standard"/>
      <text:p text:style-name="Standard">---</text:p>
      <text:p text:style-name="Standard"/>
      <text:p text:style-name="Standard">## P2 — Later (nice, not urgent)</text:p>
      <text:p text:style-name="Standard">- [ ] Interactive **Decision Flow** page (mermaid → lightweight site) with copy-paste snippets.</text:p>
      <text:p text:style-name="Standard">- [ ] **Case studies**: 2–3 short stories showing consent-first decision making.</text:p>
      <text:p text:style-name="Standard">- [ ] **Translations** scaffolding (start with i18n plan in `docs/i18n/`).</text:p>
      <text:p text:style-name="Standard"/>
      <text:p text:style-name="Standard">---</text:p>
      <text:p text:style-name="Standard"/>
      <text:p text:style-name="Standard">## Wiki Backlog (initial pages)</text:p>
      <text:p text:style-name="Standard">- [ ] **Home**: what CoCivium is; link to Vision + Consenti; 5-step “how to contribute”.</text:p>
      <text:p text:style-name="Standard">- [ ] **Getting Started**: repo layout; “promote → canonicalize → delete draft” pipeline.</text:p>
      <text:p text:style-name="Standard">- [ ] **Decision Flow**: consent, when to vote, objection standard, timers/defaults.</text:p>
      <text:p text:style-name="Standard">- [ ] **Roles**: Contributor • Steward • Resolver • Auditor (time-boxed, recallable).</text:p>
      <text:p text:style-name="Standard">- [ ] **Domains Index**: map of briefs with TL;DR lines.</text:p>
      <text:p text:style-name="Standard">- [ ] **FAQ**: skeptics’ questions; practical answers.</text:p>
      <text:p text:style-name="Standard">- [ ] **Links**: sources, comparable initiatives (neutral, cited).</text:p>
      <text:p text:style-name="Standard"/>
      <text:p text:style-name="Standard">---</text:p>
      <text:p text:style-name="Standard"/>
      <text:p text:style-name="Standard">## Consenti (deepening)</text:p>
      <text:p text:style-name="Standard">- [ ] Add **review cadence** (e.g., quarterly rule reviews with changelog).</text:p>
      <text:p text:style-name="Standard">- [ ] “**Adopt this Charter**” block projects can paste (with provenance).</text:p>
      <text:p text:style-name="Standard">- [ ] **Remedy ladder** details: clarify → boundary → pilot → escalate → external mediation.</text:p>
      <text:p text:style-name="Standard"/>
      <text:p text:style-name="Standard">---</text:p>
      <text:p text:style-name="Standard"/>
      <text:p text:style-name="Standard">## Vision (deepening)</text:p>
      <text:p text:style-name="Standard">- [ ] **Why now**: failures of command-and-control; coordination costs; open tooling.</text:p>
      <text:p text:style-name="Standard">- [ ] **Federation over centralization**: brief contrast.</text:p>
      <text:p text:style-name="Standard">- [ ] **From internet to real-world**: friendly vs unfriendly jurisdictions; portable records; conservative compliance.</text:p>
      <text:p text:style-name="Standard"/>
      <text:p text:style-name="Standard">---</text:p>
      <text:p text:style-name="Standard"/>
      <text:p text:style-name="Standard">## Domains — pipeline (living map)</text:p>
      <text:p text:style-name="Standard"><text:soft-page-break/>- [ ] **Finance &amp; budgeting**: open ledgers, ring-fenced grants, budget caps, audit trails, role separation.</text:p>
      <text:p text:style-name="Standard">- [ ] **Identity &amp; privacy**: portable claims, minimal disclosure, safety defaults, consent logging.</text:p>
      <text:p text:style-name="Standard">- [ ] **Public records &amp; oversight**: reviewability, traceability, hashable artifacts, time-boxed stewards.</text:p>
      <text:p text:style-name="Standard">- [ ] **Social safety**: dignity-first aid, consentful outreach, minimizing stigma.</text:p>
      <text:p text:style-name="Standard">- [ ] **Health**: privacy &amp; triage fairness; evidence standards; proportional remedies.</text:p>
      <text:p text:style-name="Standard">- [ ] **Tax &amp; redistribution**: equity lenses, proportionality, governance of funds.</text:p>
      <text:p text:style-name="Standard">- [ ] **Wealth inequality**: structural drivers and mitigations.</text:p>
      <text:p text:style-name="Standard">- [ ] **Education &amp; credentials**: verifiable stewardship, open ladders, mentoring.</text:p>
      <text:p text:style-name="Standard"/>
      <text:p text:style-name="Standard">Each brief ends with: **Experiments we’ll run** + **How we’ll measure**.</text:p>
      <text:p text:style-name="Standard"/>
      <text:p text:style-name="Standard">---</text:p>
      <text:p text:style-name="Standard"/>
      <text:p text:style-name="Standard">## External sources &amp; citations</text:p>
      <text:p text:style-name="Standard">- [ ] `docs/sources/annotated-bibliography.md` — 10+ references (governance, co-ops, DAOs, civic tech, public admin) with 1–2 line annotations.</text:p>
      <text:p text:style-name="Standard">- [ ] `docs/sources/comparable-initiatives.md` — adjacent projects; lessons to copy (not marketing).</text:p>
      <text:p text:style-name="Standard">- [ ] Add short quotes sparingly; prefer paraphrase + link.</text:p>
      <text:p text:style-name="Standard"/>
      <text:p text:style-name="Standard">---</text:p>
      <text:p text:style-name="Standard"/>
      <text:p text:style-name="Standard">## Editorial &amp; Design</text:p>
      <text:p text:style-name="Standard">- [ ] Add tasteful **section icons/banners**; consistent style.</text:p>
      <text:p text:style-name="Standard">- [ ] **Figure captions** and alt-text for accessibility.</text:p>
      <text:p text:style-name="Standard">- [ ] Standardize **frontmatter** across canon (source, original_path, version/date, supersedes).</text:p>
      <text:p text:style-name="Standard"/>
      <text:p text:style-name="Standard">---</text:p>
      <text:p text:style-name="Standard"/>
      <text:p text:style-name="Standard">## Engineering &amp; CI</text:p>
      <text:p text:style-name="Standard">- [ ] `markdownlint` + `codespell` Actions; custom dictionary in `docs/lexicon/`.</text:p>
      <text:p text:style-name="Standard">- [ ] Keep Lychee pragmatic and exclude `legacy/**`, `staging/_imported/**`.</text:p>
      <text:p text:style-name="Standard">- [ ] Optional: tiny script to **rebuild section indexes** from file headers.</text:p>
      <text:p text:style-name="Standard"/>
      <text:p text:style-name="Standard">---</text:p>
      <text:p text:style-name="Standard"/>
      <text:p text:style-name="Standard">## Funding &amp; Finance</text:p>
      <text:p text:style-name="Standard"><text:soft-page-break/>- [ ] OC: choose host (Foundation vs OSC) and go live (`cocivium` slug).</text:p>
      <text:p text:style-name="Standard">- [ ] Switch Sponsor button to OC; remove DogsnHomes temporary notes and badge.</text:p>
      <text:p text:style-name="Standard">- [ ] Start monthly finance notes (`notes/finances/YYYY-MM.md`).</text:p>
      <text:p text:style-name="Standard">- [ ] Keep **Gift Policy** linked from README → `docs/FUNDING.md`.</text:p>
      <text:p text:style-name="Standard"/>
      <text:p text:style-name="Standard">---</text:p>
      <text:p text:style-name="Standard"/>
      <text:p text:style-name="Standard">## Migration &amp; Cleanup</text:p>
      <text:p text:style-name="Standard">- [ ] Keep triaging `staging/_imported` via `notes/migration_status.md` buckets.</text:p>
      <text:p text:style-name="Standard">- [ ] Promote relevant drafts; list `supersedes` in frontmatter; delete drafts.</text:p>
      <text:p text:style-name="Standard">- [ ] Avoid empty folders; every folder has a short README (except `/legacy`).</text:p>
      <text:p text:style-name="Standard"/>
      <text:p text:style-name="Standard">---</text:p>
      <text:p text:style-name="Standard"/>
      <text:p text:style-name="Standard">## Artistic work safeguards</text:p>
      <text:p text:style-name="Standard">- [ ] Verify CODEOWNERS protects **Being Noname** and other story/poem content.</text:p>
      <text:p text:style-name="Standard">- [ ] Add rubric for artistic edits (voice/cadence/where AI stops).</text:p>
      <text:p text:style-name="Standard"/>
      <text:p text:style-name="Standard">---</text:p>
      <text:p text:style-name="Standard"/>
      <text:p text:style-name="Standard">## Cross-repo consolidation (Civium / CoCache / GIBindex)</text:p>
      <text:p text:style-name="Standard">- [ ] `notes/cross-repo-index.md`: what to migrate vs archive.</text:p>
      <text:p text:style-name="Standard">- [ ] Open issues in those repos marking artifacts **migrated** with links back.</text:p>
      <text:p text:style-name="Standard">- [ ] Pull high-signal docs into `insights/` or `docs/` with provenance.</text:p>
      <text:p text:style-name="Standard"/>
      <text:p text:style-name="Standard">---</text:p>
      <text:p text:style-name="Standard"/>
      <text:p text:style-name="Standard">## Tracking &amp; Metrics</text:p>
      <text:p text:style-name="Standard">- [ ] Signals: #adoptions of charter, #decisions recorded, #objections resolved, #reviewed decisions/month.</text:p>
      <text:p text:style-name="Standard">- [ ] `notes/metrics.md` updated monthly.</text:p>
      <text:p text:style-name="Standard"/>
      <text:p text:style-name="Standard">---</text:p>
      <text:p text:style-name="Standard"/>
      <text:p text:style-name="Standard">## Review Cadence</text:p>
      <text:p text:style-name="Standard">- Weekly: backlog groom + priorities (10 min).</text:p>
      <text:p text:style-name="Standard">- Monthly: finance note + metrics.</text:p>
      <text:p text:style-name="Standard">- Quarterly: rule/charter review; publish changelog.</text:p>
      <text:p text:style-name="Standard"/>
      <text:p text:style-name="Standard">---</text:p>
      <text:p text:style-name="Standard"/>
      <text:p text:style-name="Standard"><text:soft-page-break/>## Deprecating scattered TODOs</text:p>
      <text:p text:style-name="Standard">When this file merges:</text:p>
      <text:p text:style-name="Standard">- Replace TODOs inside **notes/**, **docs/**, or other repos with links to issues or to this file.</text:p>
      <text:p text:style-name="Standard">- Close stale PRs/issues where work is superseded by this plan.</text:p>
      <text:p text:style-name="Standard"/>
      <text:p text:style-name="Standard">---</text:p>
      <text:p text:style-name="Standard"/>
      <text:p text:style-name="Standard">## Changelog</text:p>
      <text:p text:style-name="Standard">- _{DATEISO} — initial master backlog._</text:p>
      <text:p text:style-name="Standard">'@</text:p>
      <text:p text:style-name="Standard"/>
      <text:p text:style-name="Standard">$md = $md -replace '\{DATEISO\}',$todayISO</text:p>
      <text:p text:style-name="Standard">Set-Content notes/master_backlog.md $md -Encoding UTF8</text:p>
      <text:p text:style-name="Standard"/>
      <text:p text:style-name="Standard">git add notes/master_backlog.md</text:p>
      <text:p text:style-name="Standard">git commit -m "ops: add master backlog &amp; operating plan" | Out-Null</text:p>
      <text:p text:style-name="Standard">git push -u origin $branch | Out-Null</text:p>
      <text:p text:style-name="Standard"/>
      <text:p text:style-name="Standard">gh pr create --head $branch `</text:p>
      <text:p text:style-name="Standard"><text:s text:c="2"/>-t "ops: master backlog &amp; operating plan" `</text:p>
      <text:p text:style-name="Standard"><text:s text:c="2"/>-b "Single source of truth for priorities, domains, products, funding, CI, and migration."</text:p>
      <text:p text:style-name="Standard">"✅ Master backlog PR opened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8-14T03:57:25.79</meta:creation-date>
    <meta:document-statistic meta:table-count="0" meta:image-count="0" meta:object-count="0" meta:page-count="6" meta:paragraph-count="147" meta:word-count="1342" meta:character-count="8873"/>
    <dc:date>2025-08-14T03:58:00.10</dc:date>
    <dc:creator>Rick Ballard</dc:creator>
    <meta:editing-duration>PT34S</meta:editing-duration>
    <meta:editing-cycles>1</meta:editing-cycles>
    <meta:generator>OpenOffice/4.1.15$Win32 OpenOffice.org_project/4115m2$Build-9813</meta:generator>
  </office:meta>
</office:document-meta>
</file>